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CONDITIONS GÉNÉRALES D’UTILISATION</text:p>
      <text:p text:style-name="Standard"/>
      <text:p text:style-name="Standard"/>
      <text:p text:style-name="Standard"/>
      <text:p text:style-name="P3">En vigueur au [date de lancement]</text:p>
      <text:p text:style-name="Standard"/>
      <text:p text:style-name="Standard"/>
      <text:p text:style-name="Standard">Les présentes conditions générales d’utilisation (dites « CGU ») ont pour objet l’encadrement juridique des modalités de mise à disposition du site et des services par ce site et de définir les conditions d’accès et d’utilisation des services par l’utilisateur.</text:p>
      <text:p text:style-name="Standard"/>
      <text:p text:style-name="Standard">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ent le texte suivent : « En cochant cette case j’ai lu et accepté les Conditions Générales d’Utilisations »</text:p>
      <text:p text:style-name="Standard"/>
      <text:p text:style-name="Standard">En cas de non-acceptation des CGU stipulées dans le présent contrat, l’utilisateur se doit de renoncer à l’accès des services proposés par le site</text:p>
      <text:p text:style-name="Standard"/>
      <text:p text:style-name="Standard"/>
      <text:p text:style-name="Standard">Nous nous réservons le droit de modifier unilatéralement et à tout moment le contenu des présenttes CGU.</text:p>
      <text:p text:style-name="Standard"/>
      <text:p text:style-name="Standard"/>
      <text:p text:style-name="Standard"/>
      <text:p text:style-name="P1">ARTICLE 1 : LES MENTIONS LÉGALES</text:p>
      <text:p text:style-name="Standard"/>
      <text:p text:style-name="Standard">L’édition de ce site est assurée par [nos noms], étudiants à l’IUT2 de Grenoble.</text:p>
      <text:p text:style-name="Standard"/>
      <text:p text:style-name="Standard">[infos personnelles, numero de telephones etc?]</text:p>
      <text:p text:style-name="Standard"/>
      <text:p text:style-name="Standard"/>
      <text:p text:style-name="Standard"/>
      <text:p text:style-name="P1">ARTICLE 2: ACCÈS AU SITE</text:p>
      <text:p text:style-name="Standard"/>
      <text:p text:style-name="Standard">Ce site permet à l’utilisateur un accès gratuit aux services suivants :</text:p>
      <text:p text:style-name="Standard"/>
      <text:p text:style-name="Standard">- Consultation d’histoires sur le thème de la Seconde guerre mondiale</text:p>
      <text:p text:style-name="Standard"/>
      <text:p text:style-name="Standard">Tout utilisateur peut, à tout moment, candidater auprès de l’administration pour se voir attribuer le rôle d’écrivain. Une fois une fois un dossier contenant au moins nom et prénom de l’utilisateur remis, l’administration l’étudiera et choisira, si elle le juge bon, de lui remettre ce rôle. Ce site permet aux utilisateurs ayant le rôle de créateurs un accès aux services suivants :</text:p>
      <text:p text:style-name="Standard"/>
      <text:p text:style-name="Standard">- Publication d’histoires sur le thème de la Seconde Guerre Mondiale</text:p>
      <text:p text:style-name="Standard"/>
      <text:p text:style-name="Standard">Le site est accessible gratuitement en tout lieu à tout utilisateur ayant un accès Internet. Tout les frais supportés par l’utilisateur pour accéder au au service (matériel informatique, logiciels, connexion Internet, etc.) sont à sa charge.</text:p>
      <text:p text:style-name="Standard"/>
      <text:p text:style-name="Standard"><text:soft-page-break/>L’utilisateur non membre n’a pas accès à ces services. Pour cela, il doit s’inscrire en remplissant le formulaire. En acceptant de s’inscrire aux services de ce site, l’utilisateur membre s’engage à fournir des informations sincères et exactes concernant son état civil et ses coordonnées, notamment son adresse email et son âge.</text:p>
      <text:p text:style-name="Standard"/>
      <text:p text:style-name="Standard">Pour accéder aux services, l’utilisateur doit ensuite s’identifier à l’aide de son identifiant et de son mot de passe.</text:p>
      <text:p text:style-name="Standard"/>
      <text:p text:style-name="Standard">Tout utilisateur membre régulièrement inscrit pourra également solliciter sa désinscription en se rendant à la page dédiée sur son espace personnel. Celle-ci sera effective dans un délai raisonnable.</text:p>
      <text:p text:style-name="Standard"/>
      <text:p text:style-name="Standard">Tout événement dû à un cas de force majeur ayant pour conséquences un dysfonctionnement du site ou serveur, sous réserve de toute interruption ou modification en cas de maintenance, n’engage pas la responsabilité de l’administration. Dans ces cas, l’utilisateur accepte de ne pas tenir rigueur à l’éditeur de toute interruption ou suspension de service, même sans préavis.</text:p>
      <text:p text:style-name="Standard"/>
      <text:p text:style-name="Standard">L’utilisateur a la possibilité de contacter l’administration par messagerie électronique dans la rubrique « Contactez nous ».</text:p>
      <text:p text:style-name="Standard"/>
      <text:p text:style-name="Standard"/>
      <text:p text:style-name="P1">ARTICLE 3 : COLLECTE DES DONNÉES</text:p>
      <text:p text:style-name="Standard"/>
      <text:p text:style-name="Standard">L’administration assure à l’utilisateur une collecte et traitements d’informations personnelles dans le respect de la vie privée conformément à la loi n°78-17 du 6 janvier 1978 relative à l’informatique, aux fichiers et aux libertés.</text:p>
      <text:p text:style-name="Standard"/>
      <text:p text:style-name="Standard">En vertu de la loi Informatique et Libertés, en date du 6 janvier 1978, l’utilisateur dispose d’un droit d’accès, de rectification, de suppression et d’opposition de ses données personnelles. L’utilisateur exerce ce droit :</text:p>
      <text:p text:style-name="Standard"/>
      <text:p text:style-name="Standard">- par mail à l’adresse email [mail]</text:p>
      <text:p text:style-name="Standard"/>
      <text:p text:style-name="Standard">- via un formulaire de contact</text:p>
      <text:p text:style-name="Standard"/>
      <text:p text:style-name="Standard"/>
      <text:p text:style-name="P1">ARTICLE 4 : PROPRIÉTÉ INTELLECTUELLE</text:p>
      <text:p text:style-name="Standard"/>
      <text:p text:style-name="Standard">Les marques, logos, signes ainsi que tous les contenus du site (textes, images, son….) font l’objet d’une protection par le Code de la propriété intellectuelle et plus particulièrement par le droit d’auteur.</text:p>
      <text:p text:style-name="Standard"/>
      <text:p text:style-name="Standard">L’utilisateur doit solliciter l’autorisation préalable de l’édition du site pour toute reproduction, publication, copie des différents contenus. Il s’engage à une utilisation des contenus du site dans un cadre strictement privé, toute utilisation à des fins commerciales et publicitaires est strictement interdite.</text:p>
      <text:p text:style-name="Standard"/>
      <text:p text:style-name="Standard">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Standard"/>
      <text:p text:style-name="Standard">Il est rappelé conformément à l’article L 122-5 du Code de la propriété intellectuelle que l’utilisateur qui reproduit, copie ou publie le contenu protégé doit citer l’auteur et sa source.</text:p>
      <text:p text:style-name="Standard"><text:soft-page-break/></text:p>
      <text:p text:style-name="P1"/>
      <text:p text:style-name="P1">ARTICLE 5 : RESPONSABILITÉ</text:p>
      <text:p text:style-name="Standard"/>
      <text:p text:style-name="Standard">Les sources des informations diffusées sur ce site sont réputées fiables mais le site ne garantit pas qu’il soit exempt de défauts, d’erreurs ou d’omissions.</text:p>
      <text:p text:style-name="Standard"/>
      <text:p text:style-name="Standard">Les informations communiquées sont présentées à titre indicatif et général sans valeur contractuelle. Malgré des mises à jour régulières, l’édition ne peut être tenu responsable de la modification des dispositions administratives et juridiques survenant après la publication. De même, l’édition ne peut être tenue responsable de l’utilisation et de l’interprétation de l’information contenue dans ce site.</text:p>
      <text:p text:style-name="Standard"/>
      <text:p text:style-name="Standard">L’utilisateur s’assure de garder son mot de passe secret. Toute divulgation du mot de passe, quelle que soit sa forme, est interdite. Il assume les risques liés à l’utilisation de son identifiant et mot de passe. Le site décline toute responsabilité.</text:p>
      <text:p text:style-name="Standard"/>
      <text:p text:style-name="Standard">L’administration ne peut être tenu pour responsable d’éventuels virus qui pourraient infecter l’ordinateur ou tout matériel informatique de l’utilisateur, suite à une utilisation, à l’accès, ou au téléchargement provenant de ce site.</text:p>
      <text:p text:style-name="Standard"/>
      <text:p text:style-name="Standard">La responsabilité du site ne peut être engagée en cas de force majeure ou du fait imprévisible et insurmontable d’un tiers.</text:p>
      <text:p text:style-name="Standard"/>
      <text:p text:style-name="P1">ARTICLE 6 : LIENS HYPERTEXTE</text:p>
      <text:p text:style-name="Standard"/>
      <text:p text:style-name="Standard">Des liens hypertextes peuvent être présents sur le site. L’utilisateur est informé qu’en cliquant sur ces liens, il sortira de ce site. Ce dernier n’a pas de contrôle sur les pages web sur lesquelles aboutissent ces liens et ne saurait, en aucun cas, être responsable de leur contenu.</text:p>
      <text:p text:style-name="Standard"/>
      <text:p text:style-name="Standard"/>
      <text:p text:style-name="P1">ARTICLE 7 : COOKIES</text:p>
      <text:p text:style-name="Standard"/>
      <text:p text:style-name="Standard">a mettre si cookie</text:p>
      <text:p text:style-name="Standard"/>
      <text:p text:style-name="P1">ARTICLE 8 : PUBLICATION PAR L’UTILISATEUR</text:p>
      <text:p text:style-name="Standard"/>
      <text:p text:style-name="Standard">Le site permet à certains membres de publier les contenus suivants :</text:p>
      <text:p text:style-name="Standard"/>
      <text:p text:style-name="Standard">- publication d’histoire sur le thème de la Seconde Guerre Mondiale</text:p>
      <text:p text:style-name="Standard"/>
      <text:p text:style-name="Standard">Dans ses publications, le membre s’engage à respecter les règles de la Netiquette (règles de bonne conduite de l’Internet) et les règles de droit en vigueur.</text:p>
      <text:p text:style-name="Standard"/>
      <text:p text:style-name="Standard">L’administration peut exercer une modération sur les publications et se réserve le droit de refuser leur mise en ligne, sans avoir à s’en justifier auprès du membre.</text:p>
      <text:p text:style-name="Standard">Le membre reste titulaire de l’intégralité de ses droits de propriété intellectuelle. Mais en publiant une publication sur le site, il cède à l’édition le droit non exclusif et gratuit de représenter, reproduire, adapter, modifier, diffuser et distribuer sa publication, directement ou par un tiers autorisé, dans le monde entier, sur tout support (numérique ou physique), pour la durée de la propriété intellectuelle. L’utilisateur cède notamment le droit d’utiliser sa publication sur internet et sur les réseaux de téléphonie mobile.</text:p>
      <text:p text:style-name="Standard"><text:soft-page-break/></text:p>
      <text:p text:style-name="Standard">L’édition s’engage à faire figurer le nom de l’utilisateur à proximité de chaque utilisation de sa publication.</text:p>
      <text:p text:style-name="Standard"/>
      <text:p text:style-name="Standard">Tout contenu mis en ligne par l’utilisateur est de sa responsabilité. L’utilisateur s’engage à ne pas mettre en ligne de contenus pouvant porter atteinte aux intérêts de tierces personnes. Tout recours en justice engagé par un tiers lésé contre le site sera pris en charge par l’utilisateur.</text:p>
      <text:p text:style-name="Standard"/>
      <text:p text:style-name="Standard">Le contenu de l’utilisateur peut être à tout moment et pour n’importe quelle raison supprimer ou modifié par l’administration, sans préavis.</text:p>
      <text:p text:style-name="Standard"/>
      <text:p text:style-name="Standard"/>
      <text:p text:style-name="P1">ARTICLE 9 : DROIT APPLICABLE ET JURIDICTION COMPÉTENTE</text:p>
      <text:p text:style-name="Standard"/>
      <text:p text:style-name="Standard">La législation française s’applique au présent contrat. En cas d’absence de résolution amiable d’un litige né entre les parties, les tribunaux français seront seuls compétents pour en connaître.</text:p>
      <text:p text:style-name="Standard"/>
      <text:p text:style-name="Standard">Pour toute question relative à l’application des présentes CGU, vous pouvez joindre l’édition à la rubrique « Contactez nous » du sit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13:29:41.457262039</meta:creation-date>
    <dc:date>2025-01-08T13:33:49.612323536</dc:date>
    <meta:editing-duration>PT4M11S</meta:editing-duration>
    <meta:editing-cycles>1</meta:editing-cycles>
    <meta:generator>LibreOffice/7.4.7.2$Linux_X86_64 LibreOffice_project/40$Build-2</meta:generator>
    <meta:document-statistic meta:table-count="0" meta:image-count="0" meta:object-count="0" meta:page-count="4" meta:paragraph-count="52" meta:word-count="1262" meta:character-count="8191" meta:non-whitespace-character-count="6981"/>
  </office:meta>
</office:document-meta>
</file>